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3.43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41cm" fo:min-width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5" style:family="graphic" style:parent-style-name="standard">
      <style:graphic-properties draw:fill-color="#bbe33d" draw:textarea-horizontal-align="justify" draw:textarea-vertical-align="middle" draw:auto-grow-height="false" fo:min-height="3.43cm" fo:min-width="4.5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3.43cm" fo:min-width="4.5cm"/>
      <style:paragraph-properties style:writing-mode="lr-tb"/>
    </style:style>
    <style:style style:name="gr7" style:family="graphic" style:parent-style-name="standard">
      <style:graphic-properties draw:fill-color="#ff972f" draw:textarea-horizontal-align="justify" draw:textarea-vertical-align="middle" draw:auto-grow-height="false" fo:min-height="3.43cm" fo:min-width="4.5cm"/>
      <style:paragraph-properties style:writing-mode="lr-tb"/>
    </style:style>
    <style:style style:name="gr8" style:family="graphic" style:parent-style-name="standard">
      <style:graphic-properties draw:fill-color="#ff6d6d" draw:textarea-horizontal-align="justify" draw:textarea-vertical-align="middle" draw:auto-grow-height="false" fo:min-height="6.25cm" fo:min-width="6.5cm"/>
      <style:paragraph-properties style:writing-mode="lr-tb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6.35cm" fo:min-width="5.8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95cm" fo:min-width="4.5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353cm"/>
      <style:paragraph-properties style:writing-mode="lr-tb"/>
    </style:style>
    <style:style style:name="gr13" style:family="graphic" style:parent-style-name="standard">
      <style:graphic-properties svg:stroke-color="#111111" draw:marker-start="Circle" draw:marker-end="Rounded_20_short_20_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5" style:family="graphic" style:parent-style-name="standard">
      <style:graphic-properties svg:stroke-color="#000000" draw:marker-start="Circle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svg:stroke-color="#000000" draw:marker-start="Arrow" draw:marker-end="Circl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0" style:family="graphic" style:parent-style-name="standard">
      <style:graphic-properties draw:fill-color="#ff972f" draw:textarea-horizontal-align="justify" draw:textarea-vertical-align="middle" draw:auto-grow-height="false" fo:min-height="2.35cm" fo:min-width="4.5cm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2.35cm" fo:min-width="4.5cm"/>
      <style:paragraph-properties style:writing-mode="lr-tb"/>
    </style:style>
    <style:style style:name="gr22" style:family="graphic" style:parent-style-name="standard">
      <style:graphic-properties draw:fill-color="#ff6d6d" draw:textarea-horizontal-align="justify" draw:textarea-vertical-align="middle" draw:auto-grow-height="false" fo:min-height="2.35cm" fo:min-width="4.5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2.35cm" fo:min-width="4.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2.35cm" fo:min-width="4.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2" style:family="graphic" style:parent-style-name="objectwithoutfill">
      <style:graphic-properties draw:stroke="dash" draw:stroke-dash="Dot" draw:fill="solid" draw:textarea-vertical-align="middle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3.31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4.2cm"/>
      <style:paragraph-properties style:writing-mode="lr-tb"/>
    </style:style>
    <style:style style:name="gr38" style:family="graphic" style:parent-style-name="standard">
      <style:graphic-properties draw:fill-color="#e16173" draw:textarea-horizontal-align="justify" draw:textarea-vertical-align="middle" draw:auto-grow-height="false" fo:min-height="0.458cm" fo:min-width="0.208cm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 fo:min-height="8.65cm" fo:min-width="4.5cm"/>
      <style:paragraph-properties style:writing-mode="lr-tb"/>
    </style:style>
    <style:style style:name="gr40" style:family="graphic" style:parent-style-name="standard">
      <style:graphic-properties draw:fill-color="#ffff38" draw:textarea-horizontal-align="justify" draw:textarea-vertical-align="middle" draw:auto-grow-height="false" fo:min-height="0.458cm" fo:min-width="0.208cm"/>
    </style:style>
    <style:style style:name="gr4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1.55cm"/>
      <style:paragraph-properties style:writing-mode="lr-tb"/>
    </style:style>
    <style:style style:name="gr44" style:family="graphic" style:parent-style-name="standard">
      <style:graphic-properties draw:fill-color="#ffff38" draw:textarea-horizontal-align="justify" draw:textarea-vertical-align="middle" draw:auto-grow-height="false" fo:min-height="0cm" fo:min-width="5.363cm"/>
    </style:style>
    <style:style style:name="gr45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47" style:family="graphic" style:parent-style-name="standard">
      <style:graphic-properties draw:fill-color="#ffff00" draw:textarea-horizontal-align="justify" draw:textarea-vertical-align="middle" draw:auto-grow-height="false" fo:min-height="9.45cm" fo:min-width="9.1cm"/>
      <style:paragraph-properties style:writing-mode="lr-tb"/>
    </style:style>
    <style:style style:name="gr48" style:family="graphic" style:parent-style-name="standard">
      <style:graphic-properties draw:fill-color="#ffff38" draw:textarea-horizontal-align="justify" draw:textarea-vertical-align="middle" draw:auto-grow-height="false" fo:min-height="0cm" fo:min-width="10.7cm"/>
    </style:style>
    <style:style style:name="gr49" style:family="graphic" style:parent-style-name="standard">
      <style:graphic-properties draw:fill-color="#b4c7dc" draw:textarea-horizontal-align="justify" draw:textarea-vertical-align="middle" draw:auto-grow-height="false" fo:min-height="2.55cm" fo:min-width="3.4cm"/>
    </style:style>
    <style:style style:name="gr50" style:family="graphic" style:parent-style-name="standard">
      <style:graphic-properties draw:fill-color="#e8f2a1" draw:textarea-horizontal-align="justify" draw:textarea-vertical-align="middle" draw:auto-grow-height="false" fo:min-height="0.458cm" fo:min-width="0.208cm"/>
    </style:style>
    <style:style style:name="gr51" style:family="graphic" style:parent-style-name="standard">
      <style:graphic-properties draw:textarea-horizontal-align="justify" draw:textarea-vertical-align="middle" draw:auto-grow-height="false" fo:min-height="0.951cm" fo:min-width="8.4cm"/>
      <style:paragraph-properties style:writing-mode="lr-tb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5.05cm" fo:min-width="3.4cm"/>
    </style:style>
    <style:style style:name="gr5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951cm" fo:min-width="8.3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951cm" fo:min-width="4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951cm" fo:min-width="1.2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weight-asian="bold" style:font-weight-complex="bold"/>
    </style:style>
    <style:style style:name="P2" style:family="paragraph">
      <loext:graphic-properties draw:fill-color="#ffff00"/>
      <style:paragraph-properties fo:text-align="center" style:writing-mode="lr-tb"/>
      <style:text-properties fo:font-size="14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-color="#bbe33d"/>
      <style:paragraph-properties fo:text-align="center" style:writing-mode="lr-tb"/>
      <style:text-properties fo:font-size="14pt" fo:font-weight="bold" style:font-weight-asian="bold" style:font-weight-complex="bold"/>
    </style:style>
    <style:style style:name="P5" style:family="paragraph">
      <loext:graphic-properties draw:fill-color="#ff6d6d"/>
      <style:paragraph-properties fo:text-align="center" style:writing-mode="lr-tb"/>
      <style:text-properties fo:font-size="14pt" fo:font-weight="bold" style:font-weight-asian="bold" style:font-weight-complex="bold"/>
    </style:style>
    <style:style style:name="P6" style:family="paragraph">
      <loext:graphic-properties draw:fill-color="#ff972f"/>
      <style:paragraph-properties fo:text-align="center" style:writing-mode="lr-tb"/>
      <style:text-properties fo:font-size="14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2a6099"/>
    </style:style>
    <style:style style:name="P14" style:family="paragraph">
      <loext:graphic-properties draw:fill-color="#ff972f"/>
      <style:paragraph-properties fo:text-align="center" style:writing-mode="lr-tb"/>
    </style:style>
    <style:style style:name="P15" style:family="paragraph">
      <loext:graphic-properties draw:fill-color="#ffff00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7" style:family="paragraph">
      <loext:graphic-properties draw:fill-color="#ff6d6d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loext:graphic-properties draw:fill-color="#bbe33d"/>
      <style:paragraph-properties fo:text-align="center" style:writing-mode="lr-tb"/>
      <style:text-properties fo:font-style="normal" style:font-style-asian="normal" style:font-style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4pt" style:font-size-complex="14pt"/>
    </style:style>
    <style:style style:name="P21" style:family="paragraph">
      <loext:graphic-properties draw:fill-color="#729fcf"/>
      <style:paragraph-properties fo:text-align="center" style:writing-mode="lr-tb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-color="#ff972f"/>
      <style:paragraph-properties fo:text-align="center" style:writing-mode="lr-tb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solid"/>
      <style:paragraph-properties fo:text-align="center" style:writing-mode="lr-tb"/>
    </style:style>
    <style:style style:name="P26" style:family="paragraph">
      <loext:graphic-properties draw:fill-color="#ffffff"/>
      <style:paragraph-properties fo:text-align="center" style:writing-mode="lr-tb"/>
    </style:style>
    <style:style style:name="P27" style:family="paragraph">
      <loext:graphic-properties draw:fill-color="#e16173"/>
      <style:paragraph-properties fo:text-align="center"/>
    </style:style>
    <style:style style:name="P28" style:family="paragraph">
      <loext:graphic-properties draw:fill-color="#ffff38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30" style:family="paragraph">
      <loext:graphic-properties draw:fill-color="#b4c7dc"/>
      <style:paragraph-properties fo:text-align="center"/>
    </style:style>
    <style:style style:name="P31" style:family="paragraph">
      <loext:graphic-properties draw:fill-color="#e8f2a1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style:writing-mode="lr-tb"/>
      <style:text-properties fo:font-size="10pt" fo:font-style="normal" fo:font-weight="normal" style:font-size-asian="10pt" style:font-size-complex="10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tyle="italic"/>
    </style:style>
    <style:style style:name="P3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/>
    </style:style>
    <style:style style:name="T4" style:family="text">
      <style:text-properties fo:font-size="14pt" fo:font-style="italic" style:font-style-asian="italic" style:font-style-complex="italic"/>
    </style:style>
    <style:style style:name="T5" style:family="text">
      <style:text-properties fo:font-size="14pt" fo:font-style="normal" style:font-style-asian="normal" style:font-style-complex="normal"/>
    </style:style>
    <style:style style:name="T6" style:family="text">
      <style:text-properties style:font-name="Liberation Sans1" fo:font-size="14pt" fo:font-weight="bold" style:font-name-asian="Liberation Sans1" style:font-weight-asian="bold" style:font-name-complex="Liberation Sans1" style:font-weight-complex="bold"/>
    </style:style>
    <style:style style:name="T7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color="#2a6099" fo:font-size="14pt" style:font-size-asian="14pt" style:font-size-complex="14pt"/>
    </style:style>
    <style:style style:name="T11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2pt" fo:font-style="normal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 fo:font-style="italic" style:font-size-asian="14pt" style:font-style-asian="italic" style:font-size-complex="14pt" style:font-style-complex="italic"/>
    </style:style>
    <style:style style:name="T17" style:family="text">
      <style:text-properties style:font-name="Liberation Sans1" fo:font-size="12pt" fo:font-style="italic" style:font-name-asian="Liberation Sans1" style:font-size-asian="14pt" style:font-style-asian="italic" style:font-name-complex="Liberation Sans1" style:font-size-complex="14pt" style:font-style-complex="italic"/>
    </style:style>
    <style:style style:name="T18" style:family="text">
      <style:text-properties style:font-name="Liberation Sans2" fo:font-size="12pt" fo:font-style="italic" style:font-name-asian="Liberation Sans1" style:font-size-asian="14pt" style:font-style-asian="italic" style:font-name-complex="Liberation Sans1" style:font-size-complex="14pt" style:font-style-complex="italic"/>
    </style:style>
    <style:style style:name="T19" style:family="text">
      <style:text-properties style:font-name="Liberation Sans2" fo:font-size="12pt" fo:font-style="normal" style:font-name-asian="Liberation Sans1" style:font-size-asian="14pt" style:font-style-asian="normal" style:font-name-complex="Liberation Sans1" style:font-size-complex="14pt" style:font-style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style="normal" fo:font-weight="normal" style:font-size-asian="10pt" style:font-size-complex="10pt"/>
    </style:style>
    <style:style style:name="T26" style:family="text">
      <style:text-properties fo:font-style="italic"/>
    </style:style>
    <style:style style:name="T2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.68cm" svg:x="7.1cm" svg:y="10.6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66cm" svg:x="13.6cm" svg:y="10.6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6.7cm" svg:y="14.6cm">
          <draw:text-box>
            <text:p><text:span text:style-name="T2">Policy network</text:span><text:span text:style-name="T3"> is used in game to predict Q and choose best action (</text:span><text:span text:style-name="T4">argmax</text:span><text:span text:style-name="T3">Q)</text:span></text:p>
          </draw:text-box>
        </draw:frame>
        <draw:frame draw:style-name="gr3" draw:text-style-name="P3" draw:layer="layout" svg:width="6.2cm" svg:height="2.7cm" svg:x="16.5cm" svg:y="7.294cm">
          <draw:text-box>
            <text:p><text:span text:style-name="T2">Memory</text:span><text:span text:style-name="T3"> is a database of </text:span><text:span text:style-name="T4">state, action, reward, new state, terminal <text:s/></text:span></text:p>
          </draw:text-box>
        </draw:frame>
        <draw:frame draw:style-name="gr4" draw:text-style-name="P3" draw:layer="layout" svg:width="6.2cm" svg:height="3.026cm" svg:x="13.4cm" svg:y="14.6cm">
          <draw:text-box>
            <text:p><text:span text:style-name="T2">Target network</text:span><text:span text:style-name="T3"> is used in game to give reference/target value of Q only when training the </text:span><text:span text:style-name="T4">policy network</text:span></text:p>
          </draw:text-box>
        </draw:frame>
        <draw:custom-shape draw:style-name="gr5" draw:text-style-name="P4" draw:layer="layout" svg:width="5cm" svg:height="3.68cm" svg:x="16.8cm" svg:y="3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3.68cm" svg:x="10.3cm" svg:y="3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9.9cm" svg:y="7.295cm">
          <draw:text-box>
            <text:p><text:span text:style-name="T2">Environment</text:span><text:span text:style-name="T3"> is a model of a world</text:span></text:p>
          </draw:text-box>
        </draw:frame>
        <draw:custom-shape draw:style-name="gr7" draw:text-style-name="P6" draw:layer="layout" svg:width="5cm" svg:height="3.68cm" svg:x="3.6cm" svg:y="3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cm" svg:height="3.026cm" svg:x="3cm" svg:y="7.2cm">
          <draw:text-box>
            <text:p><text:span text:style-name="T2">Agent</text:span><text:span text:style-name="T3"> is that which interacts with the environment and learns a </text:span><text:span text:style-name="T4">policy</text:span><text:span text:style-name="T5"> for best action to take</text:span></text:p>
          </draw:text-box>
        </draw:frame>
      </draw:page>
      <draw:page draw:name="page2" draw:style-name="dp1" draw:master-page-name="Default">
        <draw:custom-shape draw:style-name="gr8" draw:text-style-name="P5" xml:id="id2" draw:id="id2" draw:layer="layout" svg:width="7cm" svg:height="6.5cm" svg:x="16.6cm" svg:y="6.1cm">
          <text:p text:style-name="P1"><text:span text:style-name="T1">Environment</text:span></text:p>
          <text:p text:style-name="P1"><text:span text:style-name="T1">(simulation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6.3cm" svg:height="6.6cm" svg:x="5.2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5cm" svg:height="2.2cm" svg:x="5.9cm" svg:y="10.1cm">
          <text:p text:style-name="P1"><text:span text:style-name="T1">Policy (</text:span><text:span text:style-name="T6">π</text:span><text:span text:style-name="T1">) network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cm" svg:height="2cm" svg:x="5.9cm" svg:y="7.5cm">
          <text:p text:style-name="P1"><text:span text:style-name="T1">Memory (optional)</text:span></text:p>
          <text:p text:style-name="P7"><text:span text:style-name="T7">state, action, reward, </text:span></text:p>
          <text:p text:style-name="P7"><text:span text:style-name="T7">new state, termina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8cm" svg:height="2.603cm" svg:x="5.4cm" svg:y="6.3cm">
          <draw:text-box>
            <text:p><text:span text:style-name="T8">Agent – core elements</text:span></text:p>
          </draw:text-box>
        </draw:frame>
        <draw:connector draw:style-name="gr13" draw:text-style-name="P9" draw:layer="layout" svg:x1="10.9cm" svg:y1="11.2cm" svg:x2="16.6cm" svg:y2="9.35cm" draw:start-shape="id1" draw:start-glue-point="1" draw:end-shape="id2" draw:end-glue-point="3" svg:d="M10900 11200h2850v-1850h2850" svg:viewBox="0 0 5701 1851">
          <text:p/>
        </draw:connector>
        <draw:frame draw:style-name="gr14" draw:text-style-name="P11" draw:layer="layout" svg:width="2.7cm" svg:height="0.839cm" svg:x="11.2cm" svg:y="10.361cm">
          <draw:text-box>
            <text:p text:style-name="P10"><text:span text:style-name="T9">Action</text:span></text:p>
          </draw:text-box>
        </draw:frame>
        <draw:connector draw:style-name="gr15" draw:text-style-name="P9" draw:layer="layout" draw:line-skew="-0.499cm" svg:x1="20.1cm" svg:y1="6.1cm" svg:x2="8.35cm" svg:y2="6.1cm" draw:start-shape="id2" draw:start-glue-point="0" draw:end-shape="id3" draw:end-glue-point="0" svg:d="M20100 6100v-1000h-11750v1000" svg:viewBox="0 0 11751 1001">
          <text:p/>
        </draw:connector>
        <draw:frame draw:style-name="gr16" draw:text-style-name="P12" draw:layer="layout" svg:width="4.1cm" svg:height="0.962cm" svg:x="12.2cm" svg:y="4cm">
          <draw:text-box>
            <text:p text:style-name="P10">Reward</text:p>
          </draw:text-box>
        </draw:frame>
        <draw:connector draw:style-name="gr17" draw:text-style-name="P10" draw:layer="layout" draw:line-skew="0.499cm" svg:x1="8.35cm" svg:y1="12.7cm" svg:x2="20.1cm" svg:y2="12.6cm" draw:start-shape="id3" draw:start-glue-point="2" draw:end-shape="id2" svg:d="M8350 12700v1000h11750v-1100" svg:viewBox="0 0 11751 1101">
          <text:p/>
        </draw:connector>
        <draw:frame draw:style-name="gr18" draw:text-style-name="P12" draw:layer="layout" svg:width="6.3cm" svg:height="1.173cm" svg:x="11.9cm" svg:y="14.027cm">
          <draw:text-box>
            <text:p>State observations</text:p>
          </draw:text-box>
        </draw:frame>
        <draw:frame draw:style-name="gr19" draw:text-style-name="P13" draw:layer="layout" svg:width="18.6cm" svg:height="1.3cm" svg:x="2.8cm" svg:y="15.8cm">
          <draw:text-box>
            <text:p><text:span text:style-name="T10">Aim: Optimise </text:span><text:span text:style-name="T11">policy network</text:span><text:span text:style-name="T10"> to maximise long term return of rewards.</text:span></text:p>
          </draw:text-box>
        </draw:frame>
      </draw:page>
      <draw:page draw:name="page3" draw:style-name="dp1" draw:master-page-name="Default">
        <draw:custom-shape draw:style-name="gr20" draw:text-style-name="P14" xml:id="id4" draw:id="id4" draw:layer="layout" svg:width="5cm" svg:height="2.6cm" svg:x="2.8cm" svg:y="1.3cm">
          <text:p text:style-name="P9">Pass current</text:p>
          <text:p text:style-name="P9">state obs to the </text:p>
          <text:p text:style-name="P9"><text:span text:style-name="T12">policy network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5" draw:id="id5" draw:layer="layout" svg:width="5cm" svg:height="2.6cm" svg:x="2.8cm" svg:y="4.46cm">
          <text:p text:style-name="P9"><text:span text:style-name="T13">Policy network</text:span></text:p>
          <text:p text:style-name="P9"><text:span text:style-name="T13">returns action</text:span></text:p>
          <text:p text:style-name="P9"><text:span text:style-name="T13">(</text:span><text:span text:style-name="T12">argmaxQ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6" draw:id="id6" draw:layer="layout" svg:width="5cm" svg:height="2.6cm" svg:x="2.8cm" svg:y="7.621cm">
          <text:p text:style-name="P16"><text:span text:style-name="T13">Pass action</text:span></text:p>
          <text:p text:style-name="P16"><text:span text:style-name="T13">to environm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7" draw:id="id7" draw:layer="layout" svg:width="5cm" svg:height="2.6cm" svg:x="2.8cm" svg:y="10.781cm">
          <text:p text:style-name="P16"><text:span text:style-name="T13">Store </text:span></text:p>
          <text:p text:style-name="P16"><text:span text:style-name="T13">S,A,R,S’,T</text:span></text:p>
          <text:p text:style-name="P16"><text:span text:style-name="T13">in memory</text:span></text:p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6.4cm" svg:height="3.095cm" svg:x="8.1cm" svg:y="10.8cm">
          <draw:text-box>
            <text:p text:style-name="P19"><text:span text:style-name="T14">S = Initial state observations</text:span></text:p>
            <text:p text:style-name="P19"><text:span text:style-name="T14">A = Action taken</text:span></text:p>
            <text:p text:style-name="P19"><text:span text:style-name="T14">R = Reward</text:span></text:p>
            <text:p text:style-name="P19"><text:span text:style-name="T15">S’ = new state </text:span><text:span text:style-name="T14">observations</text:span></text:p>
            <text:p text:style-name="P19"><text:span text:style-name="T14">T = Is S’ a terminal state?</text:span></text:p>
          </draw:text-box>
        </draw:frame>
        <draw:custom-shape draw:style-name="gr20" draw:text-style-name="P14" xml:id="id8" draw:id="id8" draw:layer="layout" svg:width="5cm" svg:height="2.6cm" svg:x="2.8cm" svg:y="13.942cm">
          <text:p text:style-name="P9">Update</text:p>
          <text:p text:style-name="P9"><text:span text:style-name="T12">policy network</text:span></text:p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7cm" svg:height="2.8cm" svg:x="8.1cm" svg:y="14cm">
          <draw:text-box>
            <text:p text:style-name="P19"><text:span text:style-name="T14">Update </text:span><text:span text:style-name="T16">policy network</text:span><text:span text:style-name="T14"> by sampling from </text:span><text:span text:style-name="T16">memory</text:span><text:span text:style-name="T14">, and getting value of Q for chosen action from </text:span><text:span text:style-name="T16">target network.</text:span></text:p>
          </draw:text-box>
        </draw:frame>
        <draw:custom-shape draw:style-name="gr26" draw:text-style-name="P21" draw:layer="layout" svg:width="5cm" svg:height="2.6cm" svg:x="2.8cm" svg:y="17.1cm">
          <text:p text:style-name="P9">Every <text:span text:style-name="T12">n</text:span><text:span text:style-name="T13"> steps</text:span></text:p>
          <text:p text:style-name="P9"><text:span text:style-name="T13">update </text:span><text:span text:style-name="T12">target</text:span></text:p>
          <text:p text:style-name="P9"><text:span text:style-name="T12">network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5.4cm" svg:height="2.8cm" svg:x="8.1cm" svg:y="17.1cm">
          <draw:text-box>
            <text:p text:style-name="P19"><text:span text:style-name="T14">Update </text:span><text:span text:style-name="T16">target network</text:span><text:span text:style-name="T14"> every </text:span><text:span text:style-name="T16">n </text:span><text:span text:style-name="T14">steps (e.g. every 1,000 game steps) by copying </text:span><text:span text:style-name="T16">policy network.</text:span></text:p>
          </draw:text-box>
        </draw:frame>
        <draw:frame draw:style-name="gr28" draw:text-style-name="P20" draw:layer="layout" svg:width="7.3cm" svg:height="3cm" svg:x="8.1cm" svg:y="7.6cm">
          <draw:text-box>
            <text:p text:style-name="P19"><text:span text:style-name="T14">Environment returns:</text:span></text:p>
            <text:p text:style-name="P19"><text:span text:style-name="T14">* New state observations (S’)</text:span></text:p>
            <text:p text:style-name="P19"><text:span text:style-name="T14">* Reward</text:span></text:p>
            <text:p text:style-name="P19"><text:span text:style-name="T14">* Terminal/Done (end of episode)</text:span></text:p>
            <text:p text:style-name="P19"><text:span text:style-name="T14">* Dictionary of extra info</text:span></text:p>
          </draw:text-box>
        </draw:frame>
        <draw:connector draw:style-name="gr29" draw:text-style-name="P22" draw:layer="layout" draw:type="line" svg:x1="5.3cm" svg:y1="3.9cm" svg:x2="5.3cm" svg:y2="4.46cm" draw:start-shape="id4" draw:start-glue-point="2" draw:end-shape="id5" draw:end-glue-point="0" svg:d="M5300 3900v560" svg:viewBox="0 0 1 561">
          <text:p/>
        </draw:connector>
        <draw:connector draw:style-name="gr29" draw:text-style-name="P22" draw:layer="layout" draw:type="line" svg:x1="5.3cm" svg:y1="7.06cm" svg:x2="5.3cm" svg:y2="7.621cm" draw:start-shape="id5" draw:start-glue-point="2" draw:end-shape="id6" draw:end-glue-point="0" svg:d="M5300 7060v561" svg:viewBox="0 0 1 562">
          <text:p/>
        </draw:connector>
        <draw:connector draw:style-name="gr29" draw:text-style-name="P22" draw:layer="layout" draw:type="line" svg:x1="5.3cm" svg:y1="10.221cm" svg:x2="5.3cm" svg:y2="10.781cm" draw:start-shape="id6" draw:start-glue-point="2" draw:end-shape="id7" draw:end-glue-point="0" svg:d="M5300 10221v560" svg:viewBox="0 0 1 561">
          <text:p/>
        </draw:connector>
        <draw:connector draw:style-name="gr29" draw:text-style-name="P22" draw:layer="layout" draw:type="line" svg:x1="5.3cm" svg:y1="13.381cm" svg:x2="5.3cm" svg:y2="13.942cm" draw:start-shape="id7" draw:start-glue-point="2" draw:end-shape="id8" draw:end-glue-point="0" svg:d="M5300 13381v561" svg:viewBox="0 0 1 562">
          <text:p/>
        </draw:connector>
        <draw:frame draw:style-name="gr30" draw:text-style-name="P20" draw:layer="layout" svg:width="7.8cm" svg:height="3.095cm" svg:x="8.1cm" svg:y="4.4cm">
          <draw:text-box>
            <text:p text:style-name="P19"><text:span text:style-name="T14">We may choose to follow the network recommendation, or choose a random action. Over time we reduce the number of random actions taken (</text:span><text:span text:style-name="T16">epsilon greedy exploration).</text:span></text:p>
          </draw:text-box>
        </draw:frame>
        <draw:connector draw:style-name="gr29" draw:text-style-name="P22" draw:layer="layout" draw:line-skew="-0.299cm" svg:x1="2.8cm" svg:y1="15.242cm" svg:x2="2.8cm" svg:y2="2.6cm" draw:start-shape="id8" draw:start-glue-point="3" draw:end-shape="id4" draw:end-glue-point="3" svg:d="M2800 15242h-800v-12642h800" svg:viewBox="0 0 801 12643">
          <text:p/>
        </draw:connector>
        <draw:custom-shape draw:style-name="gr20" draw:text-style-name="P23" xml:id="id9" draw:id="id9" draw:layer="layout" svg:width="5cm" svg:height="2.6cm" svg:x="17.8cm" svg:y="7.3cm">
          <text:p text:style-name="P16"><text:span text:style-name="T13">Chose action</text:span></text:p>
          <text:p text:style-name="P16"><text:span text:style-name="T13">at random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10" draw:id="id10" draw:layer="layout" svg:width="5cm" svg:height="2.6cm" svg:x="17.8cm" svg:y="10.421cm">
          <text:p text:style-name="P16"><text:span text:style-name="T13">Pass action</text:span></text:p>
          <text:p text:style-name="P16"><text:span text:style-name="T13">to environm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11" draw:id="id11" draw:layer="layout" svg:width="5cm" svg:height="2.6cm" svg:x="17.8cm" svg:y="13.581cm">
          <text:p text:style-name="P16"><text:span text:style-name="T13">Store </text:span></text:p>
          <text:p text:style-name="P16"><text:span text:style-name="T13">S,A,R,S’,T</text:span></text:p>
          <text:p text:style-name="P16"><text:span text:style-name="T13">in memory</text:span></text:p>
          <draw:enhanced-geometry svg:viewBox="0 0 21600 21600" draw:type="rectangle" draw:enhanced-path="M 0 0 L 21600 0 21600 21600 0 21600 0 0 Z N"/>
        </draw:custom-shape>
        <draw:connector draw:style-name="gr29" draw:text-style-name="P22" draw:layer="layout" draw:type="line" svg:x1="20.3cm" svg:y1="9.9cm" svg:x2="20.3cm" svg:y2="10.421cm" draw:start-shape="id9" draw:start-glue-point="2" draw:end-shape="id10" draw:end-glue-point="0" svg:d="M20300 9900v521" svg:viewBox="0 0 1 522">
          <text:p/>
        </draw:connector>
        <draw:connector draw:style-name="gr29" draw:text-style-name="P22" draw:layer="layout" draw:type="line" svg:x1="20.3cm" svg:y1="13.021cm" svg:x2="20.3cm" svg:y2="13.581cm" draw:start-shape="id10" draw:start-glue-point="2" draw:end-shape="id11" draw:end-glue-point="0" svg:d="M20300 13021v560" svg:viewBox="0 0 1 561">
          <text:p/>
        </draw:connector>
        <draw:connector draw:style-name="gr29" draw:text-style-name="P22" draw:layer="layout" draw:line-skew="-0.099cm" svg:x1="17.8cm" svg:y1="14.881cm" svg:x2="17.8cm" svg:y2="8.6cm" draw:start-shape="id11" draw:start-glue-point="3" draw:end-shape="id9" draw:end-glue-point="3" svg:d="M17800 14881h-600v-6281h600" svg:viewBox="0 0 601 6282">
          <text:p/>
        </draw:connector>
        <draw:frame draw:style-name="gr31" draw:text-style-name="P24" draw:layer="layout" svg:width="7cm" svg:height="1.673cm" svg:x="16.9cm" svg:y="5.4cm">
          <draw:text-box>
            <text:p text:style-name="P10">Initial pure random exploration</text:p>
          </draw:text-box>
        </draw:frame>
        <draw:line draw:style-name="gr32" draw:text-style-name="P22" draw:layer="layout" svg:x1="5.3cm" svg:y1="16.5cm" svg:x2="5.3cm" svg:y2="17.1cm">
          <text:p/>
        </draw:line>
      </draw:page>
      <draw:page draw:name="page4" draw:style-name="dp1" draw:master-page-name="Default"/>
      <draw:page draw:name="page5" draw:style-name="dp1" draw:master-page-name="Default">
        <draw:custom-shape draw:style-name="gr5" draw:text-style-name="P4" xml:id="id12" draw:id="id12" draw:layer="layout" svg:width="5cm" svg:height="3.68cm" svg:x="2.2cm" svg:y="4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5cm" svg:height="3.66cm" svg:x="2.2cm" svg:y="8.5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cm" svg:height="3.68cm" svg:x="2.2cm" svg:y="12.9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frame draw:style-name="gr33" draw:text-style-name="P20" draw:layer="layout" svg:width="10.3cm" svg:height="4.043cm" svg:x="8cm" svg:y="3.805cm">
          <draw:text-box>
            <text:p text:style-name="P19"><text:span text:style-name="T14">Random sample from </text:span><text:span text:style-name="T16">memory</text:span><text:span text:style-name="T14">:</text:span></text:p>
            <text:p text:style-name="P19"><text:span text:style-name="T14"><text:s text:c="2"/></text:span><text:span text:style-name="T14">S = Initial state observations</text:span></text:p>
            <text:p text:style-name="P19"><text:span text:style-name="T14"><text:s text:c="2"/></text:span><text:span text:style-name="T14">A = Action taken</text:span></text:p>
            <text:p text:style-name="P19"><text:span text:style-name="T14"><text:s text:c="2"/></text:span><text:span text:style-name="T14">R = Reward </text:span></text:p>
            <text:p text:style-name="P19"><text:span text:style-name="T15"><text:s text:c="2"/></text:span><text:span text:style-name="T15">S’ = new state </text:span><text:span text:style-name="T14">observations</text:span></text:p>
            <text:p text:style-name="P19"><text:span text:style-name="T14"><text:s text:c="2"/></text:span><text:span text:style-name="T14">T = Is S’ a terminal state?</text:span></text:p>
            <text:p text:style-name="P19"><text:span text:style-name="T14"/></text:p>
            <text:p text:style-name="P19"><text:span text:style-name="T14">(Use 1-10 samples per training step)</text:span></text:p>
          </draw:text-box>
        </draw:frame>
        <draw:frame draw:style-name="gr34" draw:text-style-name="P20" draw:layer="layout" svg:width="10.3cm" svg:height="3.095cm" svg:x="8.1cm" svg:y="8.7cm">
          <draw:text-box>
            <text:p text:style-name="P19"><text:span text:style-name="T14">Use </text:span><text:span text:style-name="T16">target network</text:span><text:span text:style-name="T14"> to get best Q for next state (S’) in S/A/R/S’/T sampled from </text:span><text:span text:style-name="T16">memory</text:span><text:span text:style-name="T14">.</text:span></text:p>
          </draw:text-box>
        </draw:frame>
        <draw:frame draw:style-name="gr35" draw:text-style-name="P20" draw:layer="layout" svg:width="11.9cm" svg:height="3.569cm" svg:x="8cm" svg:y="13.005cm">
          <draw:text-box>
            <text:p text:style-name="P19"><text:span text:style-name="T15">Calculate new Q for S/A from Bellman equation using reward from </text:span><text:span text:style-name="T14">S/A/R/S’/T sampled from memory, and using best next Q from </text:span><text:span text:style-name="T16">target network</text:span><text:span text:style-name="T14">.</text:span></text:p>
            <text:p text:style-name="P19"><text:span text:style-name="T14"/></text:p>
            <text:p text:style-name="P19"><text:span text:style-name="T16">Target Q(s,a) = r + </text:span><text:span text:style-name="T17">Ɣ</text:span><text:span text:style-name="T18">.maxQ(S’,a’)</text:span></text:p>
            <text:p text:style-name="P19"><text:span text:style-name="T18"/></text:p>
            <text:p text:style-name="P19"><text:span text:style-name="T19">Train </text:span><text:span text:style-name="T18">policy network</text:span><text:span text:style-name="T19"> on new </text:span><text:span text:style-name="T18">Target Q</text:span><text:span text:style-name="T19">.</text:span><text:span text:style-name="T14"> </text:span></text:p>
          </draw:text-box>
        </draw:frame>
        <draw:connector draw:style-name="gr29" draw:text-style-name="P22" draw:layer="layout" draw:type="lines" svg:x1="4.7cm" svg:y1="7.7cm" svg:x2="4.7cm" svg:y2="8.5cm" draw:start-shape="id12" draw:start-glue-point="2" draw:end-shape="id13" draw:end-glue-point="0" svg:d="M4700 7700v501-202 501" svg:viewBox="0 0 1 801">
          <text:p/>
        </draw:connector>
        <draw:connector draw:style-name="gr29" draw:text-style-name="P22" draw:layer="layout" draw:type="lines" svg:x1="4.7cm" svg:y1="12.16cm" svg:x2="4.7cm" svg:y2="12.92cm" draw:start-shape="id13" draw:start-glue-point="2" draw:end-shape="id14" svg:d="M4700 12160v501-242 501" svg:viewBox="0 0 1 761">
          <text:p/>
        </draw:connector>
        <draw:custom-shape draw:style-name="gr1" draw:text-style-name="P2" xml:id="id15" draw:id="id15" draw:layer="layout" svg:width="5cm" svg:height="3.68cm" svg:x="21.6cm" svg:y="4.5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5cm" svg:height="3.66cm" svg:x="21.6cm" svg:y="12.44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onnector draw:style-name="gr29" draw:text-style-name="P25" draw:layer="layout" draw:type="lines" svg:x1="24.1cm" svg:y1="8.18cm" svg:x2="24.1cm" svg:y2="12.44cm" draw:start-shape="id15" draw:start-glue-point="2" draw:end-shape="id16" draw:end-glue-point="0" svg:d="M24100 8180v501 3258 501" svg:viewBox="0 0 1 4261">
          <text:p/>
        </draw:connector>
        <draw:frame draw:style-name="gr36" draw:text-style-name="P12" draw:layer="layout" svg:width="11.8cm" svg:height="1.7cm" svg:x="2.3cm" svg:y="2cm">
          <draw:text-box>
            <text:p>Train <text:span text:style-name="T12">policy network</text:span> every game step</text:p>
          </draw:text-box>
        </draw:frame>
        <draw:frame draw:style-name="gr36" draw:text-style-name="P12" draw:layer="layout" svg:width="11.8cm" svg:height="1.7cm" svg:x="17cm" svg:y="1.9cm">
          <draw:text-box>
            <text:p text:style-name="P10">Train <text:span text:style-name="T12">target network</text:span> every <text:span text:style-name="T12">n </text:span>game steps (e.g. every 1,000 steps)</text:p>
          </draw:text-box>
        </draw:frame>
        <draw:custom-shape draw:style-name="gr37" draw:text-style-name="P26" draw:layer="layout" svg:width="4.7cm" svg:height="1.2cm" svg:x="21.8cm" svg:y="9.4cm">
          <text:p text:style-name="P9"><text:span text:style-name="T20">Copy </text:span><text:span text:style-name="T21">policy network</text:span></text:p>
          <text:p text:style-name="P9"><text:span text:style-name="T22">across to </text:span><text:span text:style-name="T21">target network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8" draw:text-style-name="P27" draw:layer="layout" svg:width="1cm" svg:height="1cm" svg:x="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1cm" svg:height="1cm" svg:x="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1cm" svg:height="1cm" svg:x="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1cm" svg:height="1cm" svg:x="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5cm" svg:height="8.9cm" svg:x="7.2cm" svg:y="6.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1cm" svg:height="1cm" svg:x="14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1cm" svg:height="1cm" svg:x="14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0" draw:layer="layout" svg:x1="4.9cm" svg:y1="8.1cm" svg:x2="7.2cm" svg:y2="8.1cm">
          <text:p/>
        </draw:line>
        <draw:line draw:style-name="gr41" draw:text-style-name="P10" draw:layer="layout" svg:x1="4.9cm" svg:y1="9.7cm" svg:x2="7.2cm" svg:y2="9.7cm">
          <text:p/>
        </draw:line>
        <draw:line draw:style-name="gr41" draw:text-style-name="P10" draw:layer="layout" svg:x1="4.9cm" svg:y1="11.3cm" svg:x2="7.2cm" svg:y2="11.3cm">
          <text:p/>
        </draw:line>
        <draw:line draw:style-name="gr41" draw:text-style-name="P10" draw:layer="layout" svg:x1="4.9cm" svg:y1="12.9cm" svg:x2="7.2cm" svg:y2="12.9cm">
          <text:p/>
        </draw:line>
        <draw:line draw:style-name="gr41" draw:text-style-name="P10" draw:layer="layout" svg:x1="12.1cm" svg:y1="9.6cm" svg:x2="14.4cm" svg:y2="9.6cm">
          <text:p/>
        </draw:line>
        <draw:line draw:style-name="gr41" draw:text-style-name="P10" draw:layer="layout" svg:x1="12.2cm" svg:y1="11.2cm" svg:x2="14.5cm" svg:y2="11.2cm">
          <text:p/>
        </draw:line>
        <draw:frame draw:style-name="gr42" draw:text-style-name="P12" draw:layer="layout" svg:width="4.9cm" svg:height="1.8cm" svg:x="2.1cm" svg:y="3.6cm">
          <draw:text-box>
            <text:p text:style-name="P10">State observations</text:p>
          </draw:text-box>
        </draw:frame>
        <draw:frame draw:style-name="gr42" draw:text-style-name="P12" draw:layer="layout" svg:width="4.9cm" svg:height="1.8cm" svg:x="15.5cm" svg:y="9.5cm">
          <draw:text-box>
            <text:p text:style-name="P10">Take action with greatest Q</text:p>
          </draw:text-box>
        </draw:frame>
        <draw:frame draw:style-name="gr43" draw:text-style-name="P12" draw:layer="layout" svg:width="4.9cm" svg:height="1.8cm" svg:x="12.5cm" svg:y="3.6cm">
          <draw:text-box>
            <text:p text:style-name="P10">Action</text:p>
          </draw:text-box>
        </draw:frame>
        <draw:custom-shape draw:style-name="gr44" draw:text-style-name="P28" draw:layer="layout" svg:width="6.7cm" svg:height="0.5cm" svg:x="6.6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29" draw:layer="layout" svg:width="3.6cm" svg:height="0.763cm" svg:x="7.6cm" svg:y="3.7cm">
          <draw:text-box>
            <text:p text:style-name="P10"><text:span text:style-name="T23">Policy</text:span></text:p>
          </draw:text-box>
        </draw:frame>
        <draw:frame draw:style-name="gr46" draw:text-style-name="P24" draw:layer="layout" svg:width="2.4cm" svg:height="2.384cm" svg:x="13.8cm" svg:y="6.908cm">
          <draw:text-box>
            <text:p text:style-name="P10">Action Q</text:p>
          </draw:text-box>
        </draw:frame>
      </draw:page>
      <draw:page draw:name="page7" draw:style-name="dp1" draw:master-page-name="Default">
        <draw:custom-shape draw:style-name="gr38" draw:text-style-name="P27" draw:layer="layout" svg:width="1cm" svg:height="1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1cm" svg:height="1cm" svg:x="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1cm" svg:height="1cm" svg:x="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1cm" svg:height="1cm" svg:x="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9.6cm" svg:height="9.7cm" svg:x="7.3cm" svg:y="6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1cm" svg:height="1cm" svg:x="19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1cm" svg:height="1cm" svg:x="19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0" draw:layer="layout" svg:x1="4.9cm" svg:y1="8.5cm" svg:x2="7.2cm" svg:y2="8.5cm">
          <text:p/>
        </draw:line>
        <draw:line draw:style-name="gr41" draw:text-style-name="P10" draw:layer="layout" svg:x1="4.9cm" svg:y1="10.1cm" svg:x2="7.2cm" svg:y2="10.1cm">
          <text:p/>
        </draw:line>
        <draw:line draw:style-name="gr41" draw:text-style-name="P10" draw:layer="layout" svg:x1="4.9cm" svg:y1="11.7cm" svg:x2="7.2cm" svg:y2="11.7cm">
          <text:p/>
        </draw:line>
        <draw:line draw:style-name="gr41" draw:text-style-name="P10" draw:layer="layout" svg:x1="4.9cm" svg:y1="13.3cm" svg:x2="7.2cm" svg:y2="13.3cm">
          <text:p/>
        </draw:line>
        <draw:line draw:style-name="gr41" draw:text-style-name="P10" draw:layer="layout" svg:x1="16.8cm" svg:y1="10cm" svg:x2="19.1cm" svg:y2="10cm">
          <text:p/>
        </draw:line>
        <draw:line draw:style-name="gr41" draw:text-style-name="P10" draw:layer="layout" svg:x1="16.8cm" svg:y1="11.6cm" svg:x2="19.1cm" svg:y2="11.6cm">
          <text:p/>
        </draw:line>
        <draw:frame draw:style-name="gr42" draw:text-style-name="P12" draw:layer="layout" svg:width="4.9cm" svg:height="1.8cm" svg:x="2.1cm" svg:y="3.6cm">
          <draw:text-box>
            <text:p text:style-name="P10">State observations</text:p>
          </draw:text-box>
        </draw:frame>
        <draw:frame draw:style-name="gr42" draw:text-style-name="P12" draw:layer="layout" svg:width="4.9cm" svg:height="1.8cm" svg:x="20.2cm" svg:y="9.9cm">
          <draw:text-box>
            <text:p text:style-name="P10">Take action with greatest Q</text:p>
          </draw:text-box>
        </draw:frame>
        <draw:frame draw:style-name="gr43" draw:text-style-name="P24" draw:layer="layout" svg:width="3.9cm" svg:height="1.8cm" svg:x="19.3cm" svg:y="3.6cm">
          <draw:text-box>
            <text:p text:style-name="P10">Action</text:p>
          </draw:text-box>
        </draw:frame>
        <draw:custom-shape draw:style-name="gr48" draw:text-style-name="P28" draw:layer="layout" svg:width="12.8cm" svg:height="0.5cm" svg:x="6.6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29" draw:layer="layout" svg:width="3.6cm" svg:height="0.763cm" svg:x="10.8cm" svg:y="3.7cm">
          <draw:text-box>
            <text:p text:style-name="P10"><text:span text:style-name="T23">Policy</text:span></text:p>
          </draw:text-box>
        </draw:frame>
        <draw:frame draw:style-name="gr46" draw:text-style-name="P24" draw:layer="layout" svg:width="2.4cm" svg:height="2.384cm" svg:x="18.5cm" svg:y="7.308cm">
          <draw:text-box>
            <text:p text:style-name="P10">Action Q</text:p>
          </draw:text-box>
        </draw:frame>
        <draw:custom-shape draw:style-name="gr49" draw:text-style-name="P30" draw:layer="layout" svg:width="3.9cm" svg:height="2.8cm" svg:x="10.3cm" svg:y="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1cm" svg:height="1cm" svg:x="12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9" draw:layer="layout" svg:width="8.9cm" svg:height="1.201cm" draw:transform="rotate (1.5709708597201) translate (8.1cm 15.5cm)">
          <text:p text:style-name="P9">Fully connected layer</text:p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3.9cm" svg:height="5.3cm" svg:x="10.3cm" svg:y="10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1cm" svg:height="1cm" svg:x="12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draw:layer="layout" svg:width="1cm" svg:height="1cm" svg:x="12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2" draw:layer="layout" svg:width="2.2cm" svg:height="0.7cm" svg:x="12.1cm" svg:y="6.8cm">
          <draw:text-box>
            <text:p text:style-name="P10"><text:span text:style-name="T24">Value</text:span></text:p>
          </draw:text-box>
        </draw:frame>
        <draw:frame draw:style-name="gr31" draw:text-style-name="P33" draw:layer="layout" svg:width="2.2cm" svg:height="1.673cm" svg:x="12.1cm" svg:y="10.327cm">
          <draw:text-box>
            <text:p><text:span text:style-name="T25">Advantage</text:span></text:p>
          </draw:text-box>
        </draw:frame>
        <draw:custom-shape draw:style-name="gr51" draw:text-style-name="P9" draw:layer="layout" svg:width="8.9cm" svg:height="1.201cm" draw:transform="rotate (1.5709708597201) translate (8.1cm 15.5cm)">
          <text:p text:style-name="P9">Fully connected layer (FC)</text:p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8.8cm" svg:height="1.201cm" draw:transform="rotate (1.5709708597201) translate (15cm 15.5cm)">
          <text:p text:style-name="P9">Aggregator</text:p>
          <draw:enhanced-geometry svg:viewBox="0 0 21600 21600" draw:type="rectangle" draw:enhanced-path="M 0 0 L 21600 0 21600 21600 0 21600 0 0 Z N"/>
        </draw:custom-shape>
        <draw:frame draw:style-name="gr16" draw:text-style-name="P34" draw:layer="layout" svg:width="5.5cm" svg:height="0.962cm" svg:x="9.7cm" svg:y="5.3cm">
          <draw:text-box>
            <text:p text:style-name="P10"><text:span text:style-name="T26">Policy Net</text:span></text:p>
          </draw:text-box>
        </draw:frame>
        <draw:custom-shape draw:style-name="gr55" draw:text-style-name="P9" draw:layer="layout" svg:width="4.5cm" svg:height="1.201cm" draw:transform="rotate (1.5709708597201) translate (10.701cm 15.2cm)">
          <text:p text:style-name="P9">FC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7cm" svg:height="1.201cm" draw:transform="rotate (1.5709708597201) translate (10.699cm 8.8cm)">
          <text:p text:style-name="P9">FC</text:p>
          <draw:enhanced-geometry svg:viewBox="0 0 21600 21600" draw:type="rectangle" draw:enhanced-path="M 0 0 L 21600 0 21600 21600 0 21600 0 0 Z N"/>
        </draw:custom-shape>
        <draw:frame draw:style-name="gr36" draw:text-style-name="P35" draw:layer="layout" svg:width="15.9cm" svg:height="1.904cm" svg:x="4.4cm" svg:y="16.516cm">
          <draw:text-box>
            <text:p><text:span text:style-name="T27">Value</text:span><text:span text:style-name="T28"> layer reduces to a single value.</text:span></text:p>
            <text:p><text:span text:style-name="T27">Advantage</text:span><text:span text:style-name="T28"> layer reduces to the number of actions.</text:span></text:p>
            <text:p><text:span text:style-name="T27">Q</text:span><text:span text:style-name="T28"> = </text:span><text:span text:style-name="T27">Value</text:span><text:span text:style-name="T28"> + </text:span><text:span text:style-name="T27">Advantage</text:span><text:span text:style-name="T28"> for each action (aggregator layer)</text:span></text:p>
          </draw:text-box>
        </draw:frame>
      </draw:page>
      <draw:page draw:name="page8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1T07:04:17.224202864</meta:creation-date>
    <dc:date>2020-07-08T20:33:08.836503889</dc:date>
    <meta:editing-duration>PT5H45M31S</meta:editing-duration>
    <meta:editing-cycles>11</meta:editing-cycles>
    <meta:generator>LibreOffice/6.4.5.2$Linux_X86_64 LibreOffice_project/a726b36747cf2001e06b58ad5db1aa3a9a1872d6</meta:generator>
    <meta:document-statistic meta:object-count="112"/>
  </office:meta>
</office:document-meta>
</file>